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4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style:text-properties fo:font-size="24pt" style:font-size-asian="18pt" style:font-size-complex="18pt"/>
    </style:style>
    <style:style style:name="P2" style:family="paragraph">
      <style:text-properties fo:font-size="60pt" style:font-size-asian="18pt" style:font-size-complex="18pt"/>
    </style:style>
    <style:style style:name="P3" style:family="paragraph">
      <style:text-properties fo:color="#dc2300" fo:font-size="60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color="#dc2300" fo:font-size="60pt" style:font-size-asian="18pt" style:font-size-complex="18pt"/>
    </style:style>
    <style:style style:name="T4" style:family="text">
      <style:text-properties fo:color="#dc2300" fo:font-size="48pt" style:font-size-asian="18pt" style:font-size-complex="18pt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ntro to Titanium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ark Haskamp</text:p>
                <text:list>
                  <text:list-item>
                    <text:p>Principal Consultant, Pinnacle Solutions Group, Inc.</text:p>
                  </text:list-item>
                  <text:list-item>
                    <text:p>@markhaskamp</text:p>
                  </text:list-item>
                  <text:list-item>
                    <text:p>http://github.com/markhaska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1" draw:layer="layout" svg:width="23.495cm" svg:height="1.301cm" svg:x="1.905cm" svg:y="3.175cm">
          <draw:text-box>
            <text:p><text:span text:style-name="T1">From http://www.appcelerator.com:</text:span></text:p>
          </draw:text-box>
        </draw:frame>
        <draw:frame draw:style-name="gr2" draw:text-style-name="P1" draw:layer="layout" svg:width="22.225cm" svg:height="2.351cm" svg:x="2.54cm" svg:y="6.985cm">
          <draw:text-box>
            <text:p><text:span text:style-name="T1">Create, test, and distribute native mobile and desktop applications with the web technologies you use toda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2" draw:layer="layout" svg:width="2.54cm" svg:height="2.876cm" svg:x="10.795cm" svg:y="9.951cm">
          <draw:text-box>
            <text:p><text:span text:style-name="T2">?</text:span></text:p>
          </draw:text-box>
        </draw:frame>
        <draw:frame draw:style-name="gr2" draw:layer="layout" svg:width="4.445cm" svg:height="1.038cm" svg:x="1.27cm" svg:y="6.35cm">
          <draw:text-box>
            <text:p>iPhone</text:p>
          </draw:text-box>
        </draw:frame>
        <draw:frame draw:style-name="gr2" draw:layer="layout" svg:width="4.445cm" svg:height="1.038cm" svg:x="6.985cm" svg:y="2.137cm">
          <draw:text-box>
            <text:p>Android</text:p>
          </draw:text-box>
        </draw:frame>
        <draw:frame draw:style-name="gr2" draw:layer="layout" svg:width="4.445cm" svg:height="1.038cm" svg:x="15.24cm" svg:y="2.137cm">
          <draw:text-box>
            <text:p>Blackberry</text:p>
          </draw:text-box>
        </draw:frame>
        <draw:frame draw:style-name="gr2" draw:layer="layout" svg:width="4.445cm" svg:height="1.825cm" svg:x="19.685cm" svg:y="6.582cm">
          <draw:text-box>
            <text:p>Windows Mobile</text:p>
          </draw:text-box>
        </draw:frame>
        <draw:frame draw:style-name="gr2" draw:layer="layout" svg:width="4.445cm" svg:height="1.038cm" svg:x="1.27cm" svg:y="12.297cm">
          <draw:text-box>
            <text:p>Apple</text:p>
          </draw:text-box>
        </draw:frame>
        <draw:frame draw:style-name="gr4" draw:layer="layout" svg:width="4.445cm" svg:height="1.038cm" svg:x="19.05cm" svg:y="12.297cm">
          <draw:text-box>
            <text:p>Netbook</text:p>
          </draw:text-box>
        </draw:frame>
        <draw:frame draw:style-name="gr5" draw:layer="layout" svg:width="4.445cm" svg:height="1.038cm" svg:x="16.51cm" svg:y="15.472cm">
          <draw:text-box>
            <text:p>Notebook</text:p>
          </draw:text-box>
        </draw:frame>
        <draw:frame draw:style-name="gr2" draw:layer="layout" svg:width="4.445cm" svg:height="1.038cm" svg:x="13.335cm" svg:y="16.51cm">
          <draw:text-box>
            <text:p>Linux</text:p>
          </draw:text-box>
        </draw:frame>
        <draw:frame draw:style-name="gr2" draw:layer="layout" svg:width="4.445cm" svg:height="1.038cm" svg:x="5.08cm" svg:y="15.875cm">
          <draw:text-box>
            <text:p>MS Windows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3" draw:layer="layout" svg:width="2.54cm" svg:height="2.876cm" svg:x="10.795cm" svg:y="9.952cm">
          <draw:text-box>
            <text:p><text:span text:style-name="T3">*</text:span></text:p>
          </draw:text-box>
        </draw:frame>
        <draw:frame draw:style-name="gr2" draw:layer="layout" svg:width="4.445cm" svg:height="1.038cm" svg:x="1.27cm" svg:y="6.351cm">
          <draw:text-box>
            <text:p>iPhone</text:p>
          </draw:text-box>
        </draw:frame>
        <draw:frame draw:style-name="gr2" draw:layer="layout" svg:width="4.445cm" svg:height="1.038cm" svg:x="6.985cm" svg:y="2.138cm">
          <draw:text-box>
            <text:p>Android</text:p>
          </draw:text-box>
        </draw:frame>
        <draw:frame draw:style-name="gr2" draw:layer="layout" svg:width="4.445cm" svg:height="1.038cm" svg:x="15.24cm" svg:y="2.138cm">
          <draw:text-box>
            <text:p>Blackberry</text:p>
          </draw:text-box>
        </draw:frame>
        <draw:frame draw:style-name="gr2" draw:layer="layout" svg:width="4.445cm" svg:height="1.825cm" svg:x="19.685cm" svg:y="6.583cm">
          <draw:text-box>
            <text:p>Windows Mobile</text:p>
          </draw:text-box>
        </draw:frame>
        <draw:frame draw:style-name="gr2" draw:layer="layout" svg:width="4.445cm" svg:height="1.038cm" svg:x="1.27cm" svg:y="12.298cm">
          <draw:text-box>
            <text:p>Apple</text:p>
          </draw:text-box>
        </draw:frame>
        <draw:frame draw:style-name="gr4" draw:layer="layout" svg:width="4.445cm" svg:height="1.038cm" svg:x="19.05cm" svg:y="12.298cm">
          <draw:text-box>
            <text:p>Netbook</text:p>
          </draw:text-box>
        </draw:frame>
        <draw:frame draw:style-name="gr5" draw:layer="layout" svg:width="4.445cm" svg:height="1.038cm" svg:x="16.51cm" svg:y="15.473cm">
          <draw:text-box>
            <text:p>Notebook</text:p>
          </draw:text-box>
        </draw:frame>
        <draw:frame draw:style-name="gr2" draw:layer="layout" svg:width="4.445cm" svg:height="1.038cm" svg:x="13.335cm" svg:y="16.511cm">
          <draw:text-box>
            <text:p>Linux</text:p>
          </draw:text-box>
        </draw:frame>
        <draw:frame draw:style-name="gr2" draw:layer="layout" svg:width="4.445cm" svg:height="1.038cm" svg:x="5.08cm" svg:y="15.876cm">
          <draw:text-box>
            <text:p>MS Window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5" draw:layer="layout" svg:width="16.51cm" svg:height="2.351cm" svg:x="6.35cm" svg:y="7.62cm">
          <draw:text-box>
            <text:p text:style-name="P4"><text:span text:style-name="T4">*</text:span><text:span text:style-name="T5"> <text:s/>== <text:s/>[HTML, CSS, javascript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Android App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Create new</text:p>
              </text:list-item>
              <text:list-item>
                <text:p>Foo</text:p>
                <text:list>
                  <text:list-item>
                    <text:p>Desktop app</text:p>
                  </text:list-item>
                  <text:list-item>
                    <text:p><text:span text:style-name="T6">w </text:span><text:span text:style-name="T6"><text:a xlink:href="http://api.appcelerator.net/p/pages/app_page?token=r4hKvZP5">http://api.appcelerator.net/p/pages/app_page?token=r4hKvZP5</text:a></text:span></text:p>
                  </text:list-item>
                  <text:list-item>
                    <text:p><text:span text:style-name="T6">m http://api.appcelerator.net/p/v1/download?token=74jgWGa4</text:span></text:p>
                  </text:list-item>
                </text:list>
              </text:list-item>
              <text:list-item>
                <text:p>Android apps</text:p>
                <text:list>
                  <text:list-item>
                    <text:p>Pomodoro</text:p>
                  </text:list-item>
                  <text:list-item>
                    <text:p>CodeMash Se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Notes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Documentation is decent but not always easy to find</text:p>
                <text:list>
                  <text:list-item>
                    <text:p>Videos have been helpful</text:p>
                  </text:list-item>
                </text:list>
              </text:list-item>
              <text:list-item>
                <text:p>Log messages show up in app, not in terminal</text:p>
              </text:list-item>
              <text:list-item>
                <text:p>It's still beta</text:p>
                <text:list>
                  <text:list-item>
                    <text:p>1<text:span text:style-name="T7">st</text:span> launch may need 2 tries</text:p>
                  </text:list-item>
                  <text:list-item>
                    <text:p>Performance degrades over time</text:p>
                  </text:list-item>
                  <text:list-item>
                    <text:p>I've been using 0.7.1, 0.8 came out 11/30.</text:p>
                  </text:list-item>
                </text:list>
              </text:list-item>
              <text:list-item>
                <text:p>If you're going to develop for Android you probably should know something about the Android</text:p>
                <text:list>
                  <text:list-item>
                    <text:p>For Pomodoro, what is 'sleep'?</text:p>
                  </text:list-item>
                  <text:list-item>
                    <text:p>For CodeMash, how do I zoo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tes, cont.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Your code is HTML/javascript, but compiled to native Android controls.</text:p>
                <text:list>
                  <text:list-item>
                    <text:p>drag/drop, alert, textbox, ajax</text:p>
                  </text:list-item>
                </text:list>
              </text:list-item>
              <text:list-item>
                <text:p>Web as dev</text:p>
                <text:list>
                  <text:list-item>
                    <text:p>Blackberry, Linux Mag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Haskamp</meta:initial-creator>
    <meta:creation-date>2009-11-03T10:15:46</meta:creation-date>
    <meta:editing-duration>PT02H00M22S</meta:editing-duration>
    <meta:editing-cycles>15</meta:editing-cycles>
    <dc:date>2009-12-01T15:10:09</dc:date>
    <dc:creator>Mark Haskamp</dc:creator>
    <meta:generator>OpenOffice.org/3.0$Linux OpenOffice.org_project/300m15$Build-9379</meta:gener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